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68.775417637246" calcext:value-type="float">
            <text:p>768.775417637246</text:p>
          </table:table-cell>
        </table:table-row>
        <table:table-row table:style-name="ro1">
          <table:table-cell office:value-type="float" office:value="757.449515989759" calcext:value-type="float">
            <text:p>757.449515989759</text:p>
          </table:table-cell>
        </table:table-row>
        <table:table-row table:style-name="ro1">
          <table:table-cell office:value-type="float" office:value="782.056495761254" calcext:value-type="float">
            <text:p>782.056495761254</text:p>
          </table:table-cell>
        </table:table-row>
        <table:table-row table:style-name="ro1">
          <table:table-cell office:value-type="float" office:value="758.069651439574" calcext:value-type="float">
            <text:p>758.069651439574</text:p>
          </table:table-cell>
        </table:table-row>
        <table:table-row table:style-name="ro1">
          <table:table-cell office:value-type="float" office:value="780.853472845821" calcext:value-type="float">
            <text:p>780.853472845821</text:p>
          </table:table-cell>
        </table:table-row>
        <table:table-row table:style-name="ro1">
          <table:table-cell office:value-type="float" office:value="768.291090128228" calcext:value-type="float">
            <text:p>768.291090128228</text:p>
          </table:table-cell>
        </table:table-row>
        <table:table-row table:style-name="ro1">
          <table:table-cell office:value-type="float" office:value="752.462433313017" calcext:value-type="float">
            <text:p>752.462433313017</text:p>
          </table:table-cell>
        </table:table-row>
        <table:table-row table:style-name="ro1">
          <table:table-cell office:value-type="float" office:value="786.404636641738" calcext:value-type="float">
            <text:p>786.404636641738</text:p>
          </table:table-cell>
        </table:table-row>
        <table:table-row table:style-name="ro1">
          <table:table-cell office:value-type="float" office:value="755.4695999033" calcext:value-type="float">
            <text:p>755.4695999033</text:p>
          </table:table-cell>
        </table:table-row>
        <table:table-row table:style-name="ro1">
          <table:table-cell office:value-type="float" office:value="781.9158502162" calcext:value-type="float">
            <text:p>781.9158502162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 )" office:value-type="float" office:value="769.174816387614" calcext:value-type="float">
            <text:p>769.1748163876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8:12:20.322835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3:13.309348278</meta:creation-date>
    <dc:date>2018-06-01T08:12:54.021886080</dc:date>
    <dc:creator>Davide Ancona</dc:creator>
    <meta:editing-duration>PT4M13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